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 fo:font-size="10pt" style:font-size-asian="10pt" style:font-size-complex="10pt"/>
    </style:style>
    <style:style style:name="P2" style:parent-style-name="Standard" style:family="paragraph">
      <style:text-properties style:font-name="Courier New" fo:font-size="10pt" style:font-size-asian="10pt" style:font-size-complex="10pt"/>
    </style:style>
    <style:style style:name="P3" style:parent-style-name="Standard" style:family="paragraph">
      <style:text-properties style:font-name="Courier New" fo:font-size="10pt" style:font-size-asian="10pt" style:font-size-complex="10pt"/>
    </style:style>
    <style:style style:name="P4" style:parent-style-name="Standard" style:family="paragraph">
      <style:text-properties style:font-name="Courier New" fo:font-size="10pt" style:font-size-asian="10pt" style:font-size-complex="10pt"/>
    </style:style>
    <style:style style:name="P5" style:parent-style-name="Standard" style:family="paragraph">
      <style:text-properties style:font-name="Courier New" fo:font-size="10pt" style:font-size-asian="10pt" style:font-size-complex="10pt"/>
    </style:style>
    <style:style style:name="P6" style:parent-style-name="Standard" style:family="paragraph">
      <style:text-properties style:font-name="Courier New" fo:font-size="10pt" style:font-size-asian="10pt" style:font-size-complex="10pt"/>
    </style:style>
    <style:style style:name="P7" style:parent-style-name="Standard" style:family="paragraph">
      <style:text-properties style:font-name="Courier New" fo:font-size="10pt" style:font-size-asian="10pt" style:font-size-complex="10pt"/>
    </style:style>
    <style:style style:name="P8" style:parent-style-name="Standard" style:family="paragraph">
      <style:text-properties style:font-name="Courier New" fo:font-size="10pt" style:font-size-asian="10pt" style:font-size-complex="10pt"/>
    </style:style>
    <style:style style:name="P9" style:parent-style-name="Standard" style:family="paragraph">
      <style:text-properties style:font-name="Courier New" fo:font-size="10pt" style:font-size-asian="10pt" style:font-size-complex="10pt"/>
    </style:style>
    <style:style style:name="P10" style:parent-style-name="Standard" style:family="paragraph">
      <style:text-properties style:font-name="Courier New" fo:font-size="10pt" style:font-size-asian="10pt" style:font-size-complex="10pt"/>
    </style:style>
    <style:style style:name="P11" style:parent-style-name="Standard" style:family="paragraph">
      <style:text-properties style:font-name="Courier New" fo:font-size="10pt" style:font-size-asian="10pt" style:font-size-complex="10pt"/>
    </style:style>
    <style:style style:name="P12" style:parent-style-name="Standard" style:family="paragraph">
      <style:text-properties style:font-name="Courier New" fo:font-size="10pt" style:font-size-asian="10pt" style:font-size-complex="10pt"/>
    </style:style>
    <style:style style:name="P13" style:parent-style-name="Standard" style:family="paragraph">
      <style:text-properties style:font-name="Courier New" fo:font-size="10pt" style:font-size-asian="10pt" style:font-size-complex="10pt"/>
    </style:style>
    <style:style style:name="P14" style:parent-style-name="Standard" style:family="paragraph">
      <style:text-properties style:font-name="Courier New" fo:font-size="10pt" style:font-size-asian="10pt" style:font-size-complex="10pt"/>
    </style:style>
    <style:style style:name="P15" style:parent-style-name="Standard" style:family="paragraph">
      <style:text-properties style:font-name="Courier New" fo:font-size="10pt" style:font-size-asian="10pt" style:font-size-complex="10pt"/>
    </style:style>
    <style:style style:name="P16" style:parent-style-name="Standard" style:family="paragraph">
      <style:text-properties style:font-name="Courier New" fo:font-size="10pt" style:font-size-asian="10pt" style:font-size-complex="10pt"/>
    </style:style>
    <style:style style:name="P17" style:parent-style-name="Standard" style:family="paragraph">
      <style:text-properties style:font-name="Courier New" fo:font-size="10pt" style:font-size-asian="10pt" style:font-size-complex="10pt"/>
    </style:style>
    <style:style style:name="P18" style:parent-style-name="Standard" style:family="paragraph">
      <style:text-properties style:font-name="Courier New" fo:font-size="10pt" style:font-size-asian="10pt" style:font-size-complex="10pt"/>
    </style:style>
    <style:style style:name="P19" style:parent-style-name="Standard" style:family="paragraph">
      <style:text-properties style:font-name="Courier New" fo:font-size="10pt" style:font-size-asian="10pt" style:font-size-complex="10pt"/>
    </style:style>
    <style:style style:name="P20" style:parent-style-name="Standard" style:family="paragraph">
      <style:text-properties style:font-name="Courier New" fo:font-size="10pt" style:font-size-asian="10pt" style:font-size-complex="10pt"/>
    </style:style>
    <style:style style:name="P21" style:parent-style-name="Standard" style:family="paragraph">
      <style:text-properties style:font-name="Courier New" fo:font-size="10pt" style:font-size-asian="10pt" style:font-size-complex="10pt"/>
    </style:style>
    <style:style style:name="P22" style:parent-style-name="Standard" style:family="paragraph">
      <style:text-properties style:font-name="Courier New" fo:font-size="10pt" style:font-size-asian="10pt" style:font-size-complex="10pt"/>
    </style:style>
    <style:style style:name="P23" style:parent-style-name="Standard" style:family="paragraph">
      <style:text-properties style:font-name="Courier New" fo:font-size="10pt" style:font-size-asian="10pt" style:font-size-complex="10pt"/>
    </style:style>
    <style:style style:name="P24" style:parent-style-name="Standard" style:family="paragraph">
      <style:text-properties style:font-name="Courier New" fo:font-size="10pt" style:font-size-asian="10pt" style:font-size-complex="10pt"/>
    </style:style>
    <style:style style:name="P25" style:parent-style-name="Standard" style:family="paragraph">
      <style:text-properties style:font-name="Courier New" fo:font-size="10pt" style:font-size-asian="10pt" style:font-size-complex="10pt"/>
    </style:style>
    <style:style style:name="P26" style:parent-style-name="Standard" style:family="paragraph">
      <style:text-properties style:font-name="Courier New" fo:font-size="10pt" style:font-size-asian="10pt" style:font-size-complex="10pt"/>
    </style:style>
    <style:style style:name="P27" style:parent-style-name="Standard" style:family="paragraph">
      <style:text-properties style:font-name="Courier New" fo:font-size="10pt" style:font-size-asian="10pt" style:font-size-complex="10pt"/>
    </style:style>
    <style:style style:name="P28" style:parent-style-name="Standard" style:family="paragraph">
      <style:text-properties style:font-name="Courier New" fo:font-size="10pt" style:font-size-asian="10pt" style:font-size-complex="10pt"/>
    </style:style>
    <style:style style:name="P29" style:parent-style-name="Standard" style:family="paragraph">
      <style:text-properties style:font-name="Courier New" fo:font-size="10pt" style:font-size-asian="10pt" style:font-size-complex="10pt"/>
    </style:style>
    <style:style style:name="P30" style:parent-style-name="Standard" style:family="paragraph">
      <style:text-properties style:font-name="Courier New" fo:font-size="10pt" style:font-size-asian="10pt" style:font-size-complex="10pt"/>
    </style:style>
    <style:style style:name="P31" style:parent-style-name="Standard" style:family="paragraph">
      <style:text-properties style:font-name="Courier New" fo:font-size="10pt" style:font-size-asian="10pt" style:font-size-complex="10pt"/>
    </style:style>
    <style:style style:name="P32" style:parent-style-name="Standard" style:family="paragraph">
      <style:text-properties style:font-name="Courier New" fo:font-size="10pt" style:font-size-asian="10pt" style:font-size-complex="10pt"/>
    </style:style>
    <style:style style:name="P33" style:parent-style-name="Standard" style:family="paragraph">
      <style:text-properties style:font-name="Courier New" fo:font-size="10pt" style:font-size-asian="10pt" style:font-size-complex="10pt"/>
    </style:style>
    <style:style style:name="P34" style:parent-style-name="Standard" style:family="paragraph">
      <style:text-properties style:font-name="Courier New" fo:font-size="10pt" style:font-size-asian="10pt" style:font-size-complex="10pt"/>
    </style:style>
    <style:style style:name="P35" style:parent-style-name="Standard" style:family="paragraph">
      <style:text-properties style:font-name="Courier New" fo:font-size="10pt" style:font-size-asian="10pt" style:font-size-complex="10pt"/>
    </style:style>
    <style:style style:name="P36" style:parent-style-name="Standard" style:family="paragraph">
      <style:text-properties style:font-name="Courier New" fo:font-size="10pt" style:font-size-asian="10pt" style:font-size-complex="10pt"/>
    </style:style>
    <style:style style:name="P37" style:parent-style-name="Standard" style:family="paragraph">
      <style:text-properties style:font-name="Courier New" fo:font-size="10pt" style:font-size-asian="10pt" style:font-size-complex="10pt"/>
    </style:style>
    <style:style style:name="P38" style:parent-style-name="Standard" style:family="paragraph">
      <style:text-properties style:font-name="Courier New" fo:font-size="10pt" style:font-size-asian="10pt" style:font-size-complex="10pt"/>
    </style:style>
    <style:style style:name="P39" style:parent-style-name="Standard" style:family="paragraph">
      <style:text-properties style:font-name="Courier New" fo:font-size="10pt" style:font-size-asian="10pt" style:font-size-complex="10pt"/>
    </style:style>
    <style:style style:name="P40" style:parent-style-name="Standard" style:family="paragraph">
      <style:text-properties style:font-name="Courier New" fo:font-size="10pt" style:font-size-asian="10pt" style:font-size-complex="10pt"/>
    </style:style>
    <style:style style:name="P41" style:parent-style-name="Standard" style:family="paragraph">
      <style:text-properties style:font-name="Courier New" fo:font-size="10pt" style:font-size-asian="10pt" style:font-size-complex="10pt"/>
    </style:style>
    <style:style style:name="P42" style:parent-style-name="Standard" style:family="paragraph">
      <style:text-properties style:font-name="Courier New" fo:font-size="10pt" style:font-size-asian="10pt" style:font-size-complex="10pt"/>
    </style:style>
    <style:style style:name="P43" style:parent-style-name="Standard" style:family="paragraph">
      <style:text-properties style:font-name="Courier New" fo:font-size="10pt" style:font-size-asian="10pt" style:font-size-complex="10pt"/>
    </style:style>
    <style:style style:name="P44" style:parent-style-name="Standard" style:family="paragraph">
      <style:text-properties style:font-name="Courier New" fo:font-size="10pt" style:font-size-asian="10pt" style:font-size-complex="10pt"/>
    </style:style>
    <style:style style:name="P45" style:parent-style-name="Standard" style:family="paragraph">
      <style:text-properties style:font-name="Courier New" fo:font-size="10pt" style:font-size-asian="10pt" style:font-size-complex="10pt"/>
    </style:style>
    <style:style style:name="P46" style:parent-style-name="Standard" style:family="paragraph">
      <style:text-properties style:font-name="Courier New" fo:font-size="10pt" style:font-size-asian="10pt" style:font-size-complex="10pt"/>
    </style:style>
    <style:style style:name="P47" style:parent-style-name="Standard" style:family="paragraph">
      <style:text-properties style:font-name="Courier New" fo:font-size="10pt" style:font-size-asian="10pt" style:font-size-complex="10pt"/>
    </style:style>
    <style:style style:name="P48" style:parent-style-name="Standard" style:family="paragraph">
      <style:text-properties style:font-name="Courier New" fo:font-size="10pt" style:font-size-asian="10pt" style:font-size-complex="10pt"/>
    </style:style>
    <style:style style:name="P49" style:parent-style-name="Standard" style:family="paragraph">
      <style:text-properties style:font-name="Courier New" fo:font-size="10pt" style:font-size-asian="10pt" style:font-size-complex="10pt"/>
    </style:style>
    <style:style style:name="P50" style:parent-style-name="Standard" style:family="paragraph">
      <style:text-properties style:font-name="Courier New" fo:font-size="10pt" style:font-size-asian="10pt" style:font-size-complex="10pt"/>
    </style:style>
    <style:style style:name="P51" style:parent-style-name="Standard" style:family="paragraph">
      <style:text-properties style:font-name="Courier New" fo:font-size="10pt" style:font-size-asian="10pt" style:font-size-complex="10pt"/>
    </style:style>
    <style:style style:name="P52" style:parent-style-name="Standard" style:family="paragraph">
      <style:text-properties style:font-name="Courier New" fo:font-size="10pt" style:font-size-asian="10pt" style:font-size-complex="10pt"/>
    </style:style>
    <style:style style:name="P53" style:parent-style-name="Standard" style:family="paragraph">
      <style:text-properties style:font-name="Courier New" fo:font-size="10pt" style:font-size-asian="10pt" style:font-size-complex="10pt"/>
    </style:style>
    <style:style style:name="P54" style:parent-style-name="Standard" style:family="paragraph">
      <style:text-properties style:font-name="Courier New" fo:font-size="10pt" style:font-size-asian="10pt" style:font-size-complex="10pt"/>
    </style:style>
    <style:style style:name="P55" style:parent-style-name="Standard" style:family="paragraph">
      <style:text-properties style:font-name="Courier New" fo:font-size="10pt" style:font-size-asian="10pt" style:font-size-complex="10pt"/>
    </style:style>
    <style:style style:name="P56" style:parent-style-name="Standard" style:family="paragraph">
      <style:text-properties style:font-name="Courier New" fo:font-size="10pt" style:font-size-asian="10pt" style:font-size-complex="10pt"/>
    </style:style>
    <style:style style:name="P57" style:parent-style-name="Standard" style:family="paragraph">
      <style:text-properties style:font-name="Courier New" fo:font-size="10pt" style:font-size-asian="10pt" style:font-size-complex="10pt"/>
    </style:style>
    <style:style style:name="P58" style:parent-style-name="Standard" style:family="paragraph">
      <style:text-properties style:font-name="Courier New" fo:font-size="10pt" style:font-size-asian="10pt" style:font-size-complex="10pt"/>
    </style:style>
    <style:style style:name="P59" style:parent-style-name="Standard" style:family="paragraph">
      <style:text-properties style:font-name="Courier New" fo:font-size="10pt" style:font-size-asian="10pt" style:font-size-complex="10pt"/>
    </style:style>
    <style:style style:name="P60" style:parent-style-name="Standard" style:family="paragraph">
      <style:text-properties style:font-name="Courier New" fo:font-size="10pt" style:font-size-asian="10pt" style:font-size-complex="10pt"/>
    </style:style>
    <style:style style:name="P61" style:parent-style-name="Standard" style:family="paragraph">
      <style:text-properties style:font-name="Courier New" fo:font-size="10pt" style:font-size-asian="10pt" style:font-size-complex="10pt"/>
    </style:style>
    <style:style style:name="P62" style:parent-style-name="Standard" style:family="paragraph">
      <style:text-properties style:font-name="Courier New" fo:font-size="10pt" style:font-size-asian="10pt" style:font-size-complex="10pt"/>
    </style:style>
    <style:style style:name="P63" style:parent-style-name="Standard" style:family="paragraph">
      <style:text-properties style:font-name="Courier New" fo:font-size="10pt" style:font-size-asian="10pt" style:font-size-complex="10pt"/>
    </style:style>
    <style:style style:name="P64" style:parent-style-name="Standard" style:family="paragraph">
      <style:text-properties style:font-name="Courier New" fo:font-size="10pt" style:font-size-asian="10pt" style:font-size-complex="10pt"/>
    </style:style>
    <style:style style:name="P65" style:parent-style-name="Standard" style:family="paragraph">
      <style:text-properties style:font-name="Courier New" fo:font-size="10pt" style:font-size-asian="10pt" style:font-size-complex="10pt"/>
    </style:style>
    <style:style style:name="P66" style:parent-style-name="Standard" style:family="paragraph">
      <style:text-properties style:font-name="Courier New" fo:font-size="10pt" style:font-size-asian="10pt" style:font-size-complex="10pt"/>
    </style:style>
    <style:style style:name="P67" style:parent-style-name="Standard" style:family="paragraph">
      <style:text-properties style:font-name="Courier New" fo:font-size="10pt" style:font-size-asian="10pt" style:font-size-complex="10pt"/>
    </style:style>
    <style:style style:name="P68" style:parent-style-name="Standard" style:family="paragraph">
      <style:text-properties style:font-name="Courier New" fo:font-size="10pt" style:font-size-asian="10pt" style:font-size-complex="10pt"/>
    </style:style>
    <style:style style:name="P69" style:parent-style-name="Standard" style:family="paragraph">
      <style:text-properties style:font-name="Courier New" fo:font-size="10pt" style:font-size-asian="10pt" style:font-size-complex="10pt"/>
    </style:style>
    <style:style style:name="P70" style:parent-style-name="Standard" style:family="paragraph">
      <style:text-properties style:font-name="Courier New" fo:font-size="10pt" style:font-size-asian="10pt" style:font-size-complex="10pt"/>
    </style:style>
    <style:style style:name="P71" style:parent-style-name="Standard" style:family="paragraph">
      <style:text-properties style:font-name="Courier New" fo:font-size="10pt" style:font-size-asian="10pt" style:font-size-complex="10pt"/>
    </style:style>
    <style:style style:name="P72" style:parent-style-name="Standard" style:family="paragraph">
      <style:text-properties style:font-name="Courier New" fo:font-size="10pt" style:font-size-asian="10pt" style:font-size-complex="10pt"/>
    </style:style>
    <style:style style:name="P7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74" style:parent-style-name="Standard" style:family="paragraph">
      <style:text-properties style:font-name="Courier New" fo:font-size="10pt" style:font-size-asian="10pt" style:font-size-complex="10pt"/>
    </style:style>
    <style:style style:name="P75" style:parent-style-name="Standard" style:family="paragraph">
      <style:text-properties style:font-name="Courier New" fo:font-size="10pt" style:font-size-asian="10pt" style:font-size-complex="10pt"/>
    </style:style>
    <style:style style:name="P76" style:parent-style-name="Standard" style:family="paragraph">
      <style:text-properties style:font-name="Courier New" fo:font-size="10pt" style:font-size-asian="10pt" style:font-size-complex="10pt"/>
    </style:style>
    <style:style style:name="P77" style:parent-style-name="Standard" style:family="paragraph">
      <style:text-properties style:font-name="Courier New" fo:font-size="10pt" style:font-size-asian="10pt" style:font-size-complex="10pt"/>
    </style:style>
    <style:style style:name="P78" style:parent-style-name="Standard" style:family="paragraph">
      <style:text-properties style:font-name="Courier New" fo:font-size="10pt" style:font-size-asian="10pt" style:font-size-complex="10pt"/>
    </style:style>
    <style:style style:name="P7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80" style:parent-style-name="Standard" style:family="paragraph">
      <style:text-properties style:font-name="Courier New" fo:font-size="10pt" style:font-size-asian="10pt" style:font-size-complex="10pt"/>
    </style:style>
    <style:style style:name="P81" style:parent-style-name="Standard" style:family="paragraph">
      <style:text-properties style:font-name="Courier New" fo:font-size="10pt" style:font-size-asian="10pt" style:font-size-complex="10pt"/>
    </style:style>
    <style:style style:name="P82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8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8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8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86" style:parent-style-name="Standard" style:family="paragraph">
      <style:text-properties style:font-name="Courier New" fo:font-size="10pt" style:font-size-asian="10pt" style:font-size-complex="10pt"/>
    </style:style>
    <style:style style:name="P87" style:parent-style-name="Standard" style:family="paragraph">
      <style:text-properties style:font-name="Courier New" fo:font-size="10pt" style:font-size-asian="10pt" style:font-size-complex="10pt"/>
    </style:style>
    <style:style style:name="P88" style:parent-style-name="Standard" style:family="paragraph">
      <style:text-properties style:font-name="Courier New" fo:font-size="10pt" style:font-size-asian="10pt" style:font-size-complex="10pt"/>
    </style:style>
    <style:style style:name="P89" style:parent-style-name="Standard" style:family="paragraph">
      <style:text-properties style:font-name="Courier New" fo:font-size="10pt" style:font-size-asian="10pt" style:font-size-complex="10pt"/>
    </style:style>
    <style:style style:name="P90" style:parent-style-name="Standard" style:family="paragraph">
      <style:text-properties style:font-name="Courier New" fo:font-size="10pt" style:font-size-asian="10pt" style:font-size-complex="10pt"/>
    </style:style>
    <style:style style:name="P91" style:parent-style-name="Standard" style:family="paragraph">
      <style:text-properties style:font-name="Courier New" fo:font-size="10pt" style:font-size-asian="10pt" style:font-size-complex="10pt"/>
    </style:style>
    <style:style style:name="P92" style:parent-style-name="Standard" style:family="paragraph">
      <style:text-properties style:font-name="Courier New" fo:font-size="10pt" style:font-size-asian="10pt" style:font-size-complex="10pt"/>
    </style:style>
    <style:style style:name="P93" style:parent-style-name="Standard" style:family="paragraph">
      <style:text-properties style:font-name="Courier New" fo:font-size="10pt" style:font-size-asian="10pt" style:font-size-complex="10pt"/>
    </style:style>
    <style:style style:name="P94" style:parent-style-name="Standard" style:family="paragraph">
      <style:text-properties style:font-name="Courier New" fo:font-size="10pt" style:font-size-asian="10pt" style:font-size-complex="10pt"/>
    </style:style>
    <style:style style:name="P95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96" style:parent-style-name="Standard" style:family="paragraph">
      <style:text-properties style:font-name="Courier New" fo:font-size="10pt" style:font-size-asian="10pt" style:font-size-complex="10pt"/>
    </style:style>
    <style:style style:name="P97" style:parent-style-name="Standard" style:family="paragraph">
      <style:text-properties style:font-name="Courier New" fo:font-size="10pt" style:font-size-asian="10pt" style:font-size-complex="10pt"/>
    </style:style>
    <style:style style:name="P98" style:parent-style-name="Standard" style:family="paragraph">
      <style:text-properties style:font-name="Courier New" fo:font-size="10pt" style:font-size-asian="10pt" style:font-size-complex="10pt"/>
    </style:style>
    <style:style style:name="P99" style:parent-style-name="Standard" style:family="paragraph">
      <style:text-properties style:font-name="Courier New" fo:font-size="10pt" style:font-size-asian="10pt" style:font-size-complex="10pt"/>
    </style:style>
    <style:style style:name="P100" style:parent-style-name="Standard" style:family="paragraph">
      <style:text-properties style:font-name="Courier New" fo:font-size="10pt" style:font-size-asian="10pt" style:font-size-complex="10pt"/>
    </style:style>
    <style:style style:name="P101" style:parent-style-name="Standard" style:family="paragraph">
      <style:text-properties style:font-name="Courier New" fo:font-size="10pt" style:font-size-asian="10pt" style:font-size-complex="10pt"/>
    </style:style>
    <style:style style:name="P102" style:parent-style-name="Standard" style:family="paragraph">
      <style:text-properties style:font-name="Courier New" fo:font-size="10pt" style:font-size-asian="10pt" style:font-size-complex="10pt"/>
    </style:style>
    <style:style style:name="P103" style:parent-style-name="Standard" style:family="paragraph">
      <style:text-properties style:font-name="Courier New" fo:font-size="10pt" style:font-size-asian="10pt" style:font-size-complex="10pt"/>
    </style:style>
    <style:style style:name="P104" style:parent-style-name="Standard" style:family="paragraph">
      <style:text-properties style:font-name="Courier New" fo:font-size="10pt" style:font-size-asian="10pt" style:font-size-complex="10pt"/>
    </style:style>
    <style:style style:name="P105" style:parent-style-name="Standard" style:family="paragraph">
      <style:text-properties style:font-name="Courier New" fo:font-size="10pt" style:font-size-asian="10pt" style:font-size-complex="10pt"/>
    </style:style>
    <style:style style:name="P10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07" style:parent-style-name="Standard" style:family="paragraph">
      <style:text-properties style:font-name="Courier New" fo:font-size="10pt" style:font-size-asian="10pt" style:font-size-complex="10pt"/>
    </style:style>
    <style:style style:name="P108" style:parent-style-name="Standard" style:family="paragraph">
      <style:text-properties style:font-name="Courier New" fo:font-size="10pt" style:font-size-asian="10pt" style:font-size-complex="10pt"/>
    </style:style>
    <style:style style:name="P109" style:parent-style-name="Standard" style:family="paragraph">
      <style:text-properties style:font-name="Courier New" fo:font-size="10pt" style:font-size-asian="10pt" style:font-size-complex="10pt"/>
    </style:style>
    <style:style style:name="P110" style:parent-style-name="Standard" style:family="paragraph">
      <style:text-properties style:font-name="Courier New" fo:font-size="10pt" style:font-size-asian="10pt" style:font-size-complex="10pt"/>
    </style:style>
    <style:style style:name="P111" style:parent-style-name="Standard" style:family="paragraph">
      <style:text-properties style:font-name="Courier New" fo:font-size="10pt" style:font-size-asian="10pt" style:font-size-complex="10pt"/>
    </style:style>
    <style:style style:name="P112" style:parent-style-name="Standard" style:family="paragraph">
      <style:text-properties style:font-name="Courier New" fo:font-size="10pt" style:font-size-asian="10pt" style:font-size-complex="10pt"/>
    </style:style>
    <style:style style:name="P113" style:parent-style-name="Standard" style:family="paragraph">
      <style:text-properties style:font-name="Courier New" fo:font-size="10pt" style:font-size-asian="10pt" style:font-size-complex="10pt"/>
    </style:style>
    <style:style style:name="P114" style:parent-style-name="Standard" style:family="paragraph">
      <style:text-properties style:font-name="Courier New" fo:font-size="10pt" style:font-size-asian="10pt" style:font-size-complex="10pt"/>
    </style:style>
    <style:style style:name="P115" style:parent-style-name="Standard" style:family="paragraph">
      <style:text-properties style:font-name="Courier New" fo:font-size="10pt" style:font-size-asian="10pt" style:font-size-complex="10pt"/>
    </style:style>
    <style:style style:name="P116" style:parent-style-name="Standard" style:family="paragraph">
      <style:text-properties style:font-name="Courier New" fo:font-size="10pt" style:font-size-asian="10pt" style:font-size-complex="10pt"/>
    </style:style>
    <style:style style:name="P117" style:parent-style-name="Standard" style:family="paragraph">
      <style:text-properties style:font-name="Courier New" fo:font-size="10pt" style:font-size-asian="10pt" style:font-size-complex="10pt"/>
    </style:style>
    <style:style style:name="P118" style:parent-style-name="Standard" style:family="paragraph">
      <style:text-properties style:font-name="Courier New" fo:font-size="10pt" style:font-size-asian="10pt" style:font-size-complex="10pt"/>
    </style:style>
    <style:style style:name="P119" style:parent-style-name="Standard" style:family="paragraph">
      <style:text-properties style:font-name="Courier New" fo:font-size="10pt" style:font-size-asian="10pt" style:font-size-complex="10pt"/>
    </style:style>
    <style:style style:name="P120" style:parent-style-name="Standard" style:family="paragraph">
      <style:text-properties style:font-name="Courier New" fo:font-size="10pt" style:font-size-asian="10pt" style:font-size-complex="10pt"/>
    </style:style>
    <style:style style:name="P121" style:parent-style-name="Standard" style:family="paragraph">
      <style:text-properties style:font-name="Courier New" fo:font-size="10pt" style:font-size-asian="10pt" style:font-size-complex="10pt"/>
    </style:style>
    <style:style style:name="P122" style:parent-style-name="Standard" style:family="paragraph">
      <style:text-properties style:font-name="Courier New" fo:font-size="10pt" style:font-size-asian="10pt" style:font-size-complex="10pt"/>
    </style:style>
    <style:style style:name="P123" style:parent-style-name="Standard" style:family="paragraph">
      <style:text-properties style:font-name="Courier New" fo:font-size="10pt" style:font-size-asian="10pt" style:font-size-complex="10pt"/>
    </style:style>
    <style:style style:name="P124" style:parent-style-name="Standard" style:family="paragraph">
      <style:text-properties style:font-name="Courier New" fo:font-size="10pt" style:font-size-asian="10pt" style:font-size-complex="10pt"/>
    </style:style>
    <style:style style:name="P125" style:parent-style-name="Standard" style:family="paragraph">
      <style:text-properties style:font-name="Courier New" fo:font-size="10pt" style:font-size-asian="10pt" style:font-size-complex="10pt"/>
    </style:style>
    <style:style style:name="P126" style:parent-style-name="Standard" style:family="paragraph">
      <style:text-properties style:font-name="Courier New" fo:font-size="10pt" style:font-size-asian="10pt" style:font-size-complex="10pt"/>
    </style:style>
    <style:style style:name="P127" style:parent-style-name="Standard" style:family="paragraph">
      <style:text-properties style:font-name="Courier New" fo:font-size="10pt" style:font-size-asian="10pt" style:font-size-complex="10pt"/>
    </style:style>
    <style:style style:name="P128" style:parent-style-name="Standard" style:family="paragraph">
      <style:text-properties style:font-name="Courier New" fo:font-size="10pt" style:font-size-asian="10pt" style:font-size-complex="10pt"/>
    </style:style>
    <style:style style:name="P129" style:parent-style-name="Standard" style:family="paragraph">
      <style:text-properties style:font-name="Courier New" fo:font-size="10pt" style:font-size-asian="10pt" style:font-size-complex="10pt"/>
    </style:style>
    <style:style style:name="P130" style:parent-style-name="Standard" style:family="paragraph">
      <style:text-properties style:font-name="Courier New" fo:font-size="10pt" style:font-size-asian="10pt" style:font-size-complex="10pt"/>
    </style:style>
    <style:style style:name="P131" style:parent-style-name="Standard" style:family="paragraph">
      <style:text-properties style:font-name="Courier New" fo:font-size="10pt" style:font-size-asian="10pt" style:font-size-complex="10pt"/>
    </style:style>
    <style:style style:name="P132" style:parent-style-name="Standard" style:family="paragraph">
      <style:text-properties style:font-name="Courier New" fo:font-size="10pt" style:font-size-asian="10pt" style:font-size-complex="10pt"/>
    </style:style>
    <style:style style:name="P133" style:parent-style-name="Standard" style:family="paragraph">
      <style:text-properties style:font-name="Courier New" fo:font-size="10pt" style:font-size-asian="10pt" style:font-size-complex="10pt"/>
    </style:style>
    <style:style style:name="P134" style:parent-style-name="Standard" style:family="paragraph">
      <style:text-properties style:font-name="Courier New" fo:font-size="10pt" style:font-size-asian="10pt" style:font-size-complex="10pt"/>
    </style:style>
    <style:style style:name="P135" style:parent-style-name="Standard" style:family="paragraph">
      <style:text-properties style:font-name="Courier New" fo:font-size="10pt" style:font-size-asian="10pt" style:font-size-complex="10pt"/>
    </style:style>
    <style:style style:name="P136" style:parent-style-name="Standard" style:family="paragraph">
      <style:text-properties style:font-name="Courier New" fo:font-size="10pt" style:font-size-asian="10pt" style:font-size-complex="10pt"/>
    </style:style>
    <style:style style:name="P137" style:parent-style-name="Standard" style:family="paragraph">
      <style:text-properties style:font-name="Courier New" fo:font-size="10pt" style:font-size-asian="10pt" style:font-size-complex="10pt"/>
    </style:style>
    <style:style style:name="P138" style:parent-style-name="Standard" style:family="paragraph">
      <style:text-properties style:font-name="Courier New" fo:font-size="10pt" style:font-size-asian="10pt" style:font-size-complex="10pt"/>
    </style:style>
    <style:style style:name="P139" style:parent-style-name="Standard" style:family="paragraph">
      <style:text-properties style:font-name="Courier New" fo:font-size="10pt" style:font-size-asian="10pt" style:font-size-complex="10pt"/>
    </style:style>
    <style:style style:name="P140" style:parent-style-name="Standard" style:family="paragraph">
      <style:text-properties style:font-name="Courier New" fo:font-size="10pt" style:font-size-asian="10pt" style:font-size-complex="10pt"/>
    </style:style>
    <style:style style:name="P141" style:parent-style-name="Standard" style:family="paragraph">
      <style:text-properties style:font-name="Courier New" fo:font-size="10pt" style:font-size-asian="10pt" style:font-size-complex="10pt"/>
    </style:style>
    <style:style style:name="P142" style:parent-style-name="Standard" style:family="paragraph">
      <style:text-properties style:font-name="Courier New" fo:font-size="10pt" style:font-size-asian="10pt" style:font-size-complex="10pt"/>
    </style:style>
    <style:style style:name="P143" style:parent-style-name="Standard" style:family="paragraph">
      <style:text-properties style:font-name="Courier New" fo:font-size="10pt" style:font-size-asian="10pt" style:font-size-complex="10pt"/>
    </style:style>
    <style:style style:name="P144" style:parent-style-name="Standard" style:family="paragraph">
      <style:text-properties style:font-name="Courier New" fo:font-size="10pt" style:font-size-asian="10pt" style:font-size-complex="10pt"/>
    </style:style>
    <style:style style:name="P145" style:parent-style-name="Standard" style:family="paragraph">
      <style:text-properties style:font-name="Courier New" fo:font-size="10pt" style:font-size-asian="10pt" style:font-size-complex="10pt"/>
    </style:style>
    <style:style style:name="P146" style:parent-style-name="Standard" style:family="paragraph">
      <style:text-properties style:font-name="Courier New" fo:font-size="10pt" style:font-size-asian="10pt" style:font-size-complex="10pt"/>
    </style:style>
    <style:style style:name="P147" style:parent-style-name="Standard" style:family="paragraph">
      <style:text-properties style:font-name="Courier New" fo:font-size="10pt" style:font-size-asian="10pt" style:font-size-complex="10pt"/>
    </style:style>
    <style:style style:name="P148" style:parent-style-name="Standard" style:family="paragraph">
      <style:text-properties style:font-name="Courier New" fo:font-size="10pt" style:font-size-asian="10pt" style:font-size-complex="10pt"/>
    </style:style>
    <style:style style:name="P149" style:parent-style-name="Standard" style:family="paragraph">
      <style:text-properties style:font-name="Courier New" fo:font-size="10pt" style:font-size-asian="10pt" style:font-size-complex="10pt"/>
    </style:style>
    <style:style style:name="P150" style:parent-style-name="Standard" style:family="paragraph">
      <style:text-properties style:font-name="Courier New" fo:font-size="10pt" style:font-size-asian="10pt" style:font-size-complex="10pt"/>
    </style:style>
    <style:style style:name="P151" style:parent-style-name="Standard" style:family="paragraph">
      <style:text-properties style:font-name="Courier New" fo:font-size="10pt" style:font-size-asian="10pt" style:font-size-complex="10pt"/>
    </style:style>
    <style:style style:name="P152" style:parent-style-name="Standard" style:family="paragraph">
      <style:text-properties style:font-name="Courier New" fo:font-size="10pt" style:font-size-asian="10pt" style:font-size-complex="10pt"/>
    </style:style>
    <style:style style:name="P153" style:parent-style-name="Standard" style:family="paragraph">
      <style:text-properties style:font-name="Courier New" fo:font-size="10pt" style:font-size-asian="10pt" style:font-size-complex="10pt"/>
    </style:style>
    <style:style style:name="P154" style:parent-style-name="Standard" style:family="paragraph">
      <style:text-properties style:font-name="Courier New" fo:font-size="10pt" style:font-size-asian="10pt" style:font-size-complex="10pt"/>
    </style:style>
    <style:style style:name="P15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5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5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58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5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60" style:parent-style-name="Standard" style:family="paragraph">
      <style:text-properties style:font-name="Courier New" fo:font-size="10pt" style:font-size-asian="10pt" style:font-size-complex="10pt"/>
    </style:style>
    <style:style style:name="P161" style:parent-style-name="Standard" style:family="paragraph">
      <style:text-properties style:font-name="Courier New" fo:font-size="10pt" style:font-size-asian="10pt" style:font-size-complex="10pt"/>
    </style:style>
    <style:style style:name="P162" style:parent-style-name="Standard" style:family="paragraph">
      <style:text-properties style:font-name="Courier New" fo:font-size="10pt" style:font-size-asian="10pt" style:font-size-complex="10pt"/>
    </style:style>
    <style:style style:name="P16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6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6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66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6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6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69" style:parent-style-name="Standard" style:family="paragraph">
      <style:text-properties style:font-name="Courier New" fo:font-size="10pt" style:font-size-asian="10pt" style:font-size-complex="10pt"/>
    </style:style>
    <style:style style:name="P17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71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72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7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74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75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76" style:parent-style-name="Standard" style:family="paragraph">
      <style:text-properties style:font-name="Courier New" fo:font-size="10pt" style:font-size-asian="10pt" style:font-size-complex="10pt"/>
    </style:style>
    <style:style style:name="P17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7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7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1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82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8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89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9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1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192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19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1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2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3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20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0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1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2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5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21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1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1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2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7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8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2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1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2" style:parent-style-name="Standard" style:family="paragraph">
      <style:text-properties style:font-name="Courier New" fo:font-size="10pt" style:font-size-asian="10pt" style:font-size-complex="10pt"/>
    </style:style>
    <style:style style:name="P23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6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37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238" style:parent-style-name="Standard" style:family="paragraph">
      <style:paragraph-properties fo:margin-left="0.5in">
        <style:tab-stops/>
      </style:paragraph-properties>
      <style:text-properties style:font-name="Courier New" fo:font-size="10pt" style:font-size-asian="10pt" style:font-size-complex="10pt"/>
    </style:style>
    <style:style style:name="P239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40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41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42" style:parent-style-name="Standard" style:family="paragraph">
      <style:text-properties style:font-name="Courier New" fo:font-size="10pt" style:font-size-asian="10pt" style:font-size-complex="10pt"/>
    </style:style>
    <style:style style:name="P243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44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45" style:parent-style-name="Standard" style:family="paragraph">
      <style:paragraph-properties fo:text-indent="0.5in"/>
      <style:text-properties style:font-name="Courier New" fo:font-size="10pt" style:font-size-asian="10pt" style:font-size-complex="10pt"/>
    </style:style>
    <style:style style:name="P246" style:parent-style-name="Standard" style:family="paragraph">
      <style:text-properties style:font-name="Courier New" fo:font-weight="bold" style:font-weight-asian="bold" fo:font-size="10pt" style:font-size-asian="10pt" style:font-size-complex="10pt"/>
    </style:style>
    <style:style style:name="T247" style:parent-style-name="DefaultParagraphFont" style:family="text">
      <style:text-properties style:font-name="Courier New" fo:font-size="10pt" style:font-size-asian="10pt" style:font-size-complex="10pt"/>
    </style:style>
  </office:automatic-styles>
  <office:body>
    <office:text text:use-soft-page-breaks="true">
      <text:p text:style-name="P1">CREATE TABLE tbl_person (</text:p>
      <text:p text:style-name="P2"><text:tab/></text:p>
      <text:p text:style-name="P3"><text:tab/>person_id SERIAL PRIMARY KEY,</text:p>
      <text:p text:style-name="P4"><text:tab/>phone VARCHAR(11)<text:s/>UNIQUE,</text:p>
      <text:p text:style-name="P5"><text:tab/>fname TEXT NOT NULL,</text:p>
      <text:p text:style-name="P6"><text:tab/>lname TEXT NOT NULL,</text:p>
      <text:p text:style-name="P7"><text:tab/>mail TEXT NOT NULL UNIQUE,</text:p>
      <text:p text:style-name="P8"><text:tab/>bday DATE NOT NULL,</text:p>
      <text:p text:style-name="P9"><text:tab/>address TEXT NOT NULL REFERENCES tbl_address(address_id),</text:p>
      <text:p text:style-name="P10"><text:tab/>type TEXT NOT NULL,</text:p>
      <text:p text:style-name="P11"><text:tab/>CHECK(type IN (‘STU’, ‘TEA’, ‘MEM’)</text:p>
      <text:p text:style-name="P12">);</text:p>
      <text:p text:style-name="P13"/>
      <text:p text:style-name="P14">CREATE<text:s/>TABLE tbl_address (</text:p>
      <text:p text:style-name="P15"><text:tab/></text:p>
      <text:p text:style-name="P16"><text:tab/>address_id SERIAL PRIMARY KEY,</text:p>
      <text:p text:style-name="P17"><text:tab/>country TEXT NOT NULL,</text:p>
      <text:p text:style-name="P18"><text:tab/>city TEXT NOT NULL,</text:p>
      <text:p text:style-name="P19"><text:tab/>street TEXT NOT NULL,</text:p>
      <text:p text:style-name="P20"><text:tab/>zip VARCHAR(5)</text:p>
      <text:p text:style-name="P21">);</text:p>
      <text:p text:style-name="P22"/>
      <text:p text:style-name="P23">CREATE TABLE tbl_course (</text:p>
      <text:p text:style-name="P24"><text:tab/></text:p>
      <text:p text:style-name="P25"><text:tab/>course_id SERIAL PRIMARY KEY,</text:p>
      <text:p text:style-name="P26"><text:tab/>name TEXT NOT NULL,</text:p>
      <text:p text:style-name="P27"><text:tab/>code TEXT,</text:p>
      <text:p text:style-name="P28"><text:tab/>credit INT NOT<text:s/>NULL,</text:p>
      <text:p text:style-name="P29"><text:tab/>faculty_id INTEGER NOT NULL REFERENCES<text:s/>tbl_faculty(faculty_id)</text:p>
      <text:p text:style-name="P30">);</text:p>
      <text:p text:style-name="P31"/>
      <text:p text:style-name="P32">CREATE TABLE tbl_project (</text:p>
      <text:p text:style-name="P33"><text:tab/></text:p>
      <text:p text:style-name="P34"><text:tab/>project_id SERIAL PRIMARY KEY,</text:p>
      <text:p text:style-name="P35"><text:tab/>name TEXT NOT NULL,</text:p>
      <text:p text:style-name="P36"><text:tab/>description TEXT NOT NULL,</text:p>
      <text:p text:style-name="P37"><text:tab/>course_id INTEGER NOT NULL REFERENCES tbl_course(course_id)</text:p>
      <text:p text:style-name="P38">);</text:p>
      <text:p text:style-name="P39"/>
      <text:p text:style-name="P40">CREATE TABLE tbl_faculty (</text:p>
      <text:p text:style-name="P41"><text:tab/></text:p>
      <text:p text:style-name="P42"><text:tab/>faculty_id SERIAL PRIMARY KEY,</text:p>
      <text:p text:style-name="P43"><text:tab/>name TEXT NOT NULL,</text:p>
      <text:p text:style-name="P44"><text:tab/>chairman_id INTEGER NOT NULL REFERENCES tbl_teacher(teacher_id)</text:p>
      <text:p text:style-name="P45"><text:tab/>uni_id INTEGER NOT NULL REFERENCES tbl_organization(org_id)</text:p>
      <text:p text:style-name="P46"><text:tab/>CHECK(uni_id IN (SELECT org_id FROM tbl_organization WHERE type=”UNI”))</text:p>
      <text:p text:style-name="P47">);</text:p>
      <text:p text:style-name="P48"/>
      <text:p text:style-name="P49">CREATE TABLE tbl_organization (</text:p>
      <text:p text:style-name="P50"><text:tab/></text:p>
      <text:p text:style-name="P51"><text:tab/>org_id SERIAL<text:s/>PRIMARY KEY,</text:p>
      <text:p text:style-name="P52"><text:tab/>name TEXT NOT NULL,</text:p>
      <text:p text:style-name="P53"><text:tab/>phone VARCHAR(11)<text:s/>UNIQUE,</text:p>
      <text:p text:style-name="P54"><text:tab/>mail TEXT NOT NULL UNIQUE,</text:p>
      <text:p text:style-name="P55"><text:tab/>foundation_date<text:s/>DATE,</text:p>
      <text:p text:style-name="P56"><text:tab/>type<text:s/>VARCHAR(3)<text:s/>NOT NULL TEXT,</text:p>
      <text:p text:style-name="P57"><text:tab/>CHECK(<text:s/>type IN (‘UNI’, ‘CMP’))</text:p>
      <text:p text:style-name="P58">);</text:p>
      <text:p text:style-name="P59"/>
      <text:p text:style-name="P60">CREATE TABLE tbl_skill (</text:p>
      <text:p text:style-name="P61"><text:tab/></text:p>
      <text:p text:style-name="P62"><text:tab/>skill_id SERIAL PRIMARY KEY,</text:p>
      <text:p text:style-name="P63"><text:tab/>name TEXT NOT NULL<text:s/>UNIQUE,</text:p>
      <text:p text:style-name="P64"><text:tab/>category TEXT NOT NULL</text:p>
      <text:p text:style-name="P65"><text:tab/>CHECK (category IN ‘cooking’, ‘fine arts’, ‘software’, ‘sports’)</text:p>
      <text:p text:style-name="P66">);</text:p>
      <text:p text:style-name="P67"/>
      <text:p text:style-name="P68">CREATE TABLE tbl_group (</text:p>
      <text:p text:style-name="P69"/>
      <text:p text:style-name="P70"><text:tab/>group_id SERIAL PRIMARY KEY,</text:p>
      <text:p text:style-name="P71"><text:tab/>name TEXT NOT NULL,</text:p>
      <text:p text:style-name="P72"><text:tab/>description TEXT NOT NULL,</text:p>
      <text:p text:style-name="P73">member_id INTEGER NOT NULL REFERENCES tbl_member(member_id)</text:p>
      <text:p text:style-name="P74">);</text:p>
      <text:p text:style-name="P75"/>
      <text:p text:style-name="P76">CREATE TABLE tbl_joboffer (</text:p>
      <text:p text:style-name="P77"><text:tab/></text:p>
      <text:p text:style-name="P78"><text:tab/>offer_id SERIAL PRIMARY KEY,</text:p>
      <text:p text:style-name="P79">job_title TEXT NOT NULL,</text:p>
      <text:p text:style-name="P80"><text:tab/>salary INT NOT NULL,</text:p>
      <text:p text:style-name="P81"><text:tab/>description TEXT NOT NULL,</text:p>
      <text:p text:style-name="P82">address_id<text:s/>TEXT NOT NULL REFERENCES tbl_address(address_id),</text:p>
      <text:p text:style-name="P83">cmp_id INTEGER NOT NULL REFERENCES tbl_organization(org_id),</text:p>
      <text:p text:style-name="P84">CHECK(cmp_id IN (SELECT org_id FROM tbl_organization WHERE type=”CMP”))</text:p>
      <text:p text:style-name="P85"/>
      <text:p text:style-name="P86"/>
      <text:p text:style-name="P87"><text:tab/></text:p>
      <text:p text:style-name="P88">);</text:p>
      <text:p text:style-name="P89"/>
      <text:p text:style-name="P90">CREATE TABLE tbl_file (</text:p>
      <text:p text:style-name="P91"><text:tab/></text:p>
      <text:p text:style-name="P92"><text:tab/>person_id INTEGER REFERENCES<text:s/>tbl_person(person_id)<text:s/>,</text:p>
      <text:p text:style-name="P93"><text:tab/>name TEXT NOT NULL,</text:p>
      <text:p text:style-name="P94"><text:tab/>privacy BOOLEAN NOT NULL</text:p>
      <text:p text:style-name="P95">CHECK(person_id IN SELECT person_id FROM tbl_person WHERE type=’STU’ OR type=’LEC’)</text:p>
      <text:p text:style-name="P96">);</text:p>
      <text:p text:style-name="P97"/>
      <text:p text:style-name="P98">CREATE TABLE tbl_capableof(</text:p>
      <text:p text:style-name="P99"/>
      <text:p text:style-name="P100"><text:tab/>person_id INTEGER NOT NULL REFERENCES tbl_person(person_id),</text:p>
      <text:p text:style-name="P101"><text:tab/>skill_id INTEGER NOT NULL REFERENCES tbl_skill(skill_id)</text:p>
      <text:p text:style-name="P102">);</text:p>
      <text:p text:style-name="P103"/>
      <text:p text:style-name="P104">CREATE TABLE tbl_locatedin(</text:p>
      <text:p text:style-name="P105"><text:tab/>org_id INTEGER NOT NULL REFERENCES tbl_organization(org_id),</text:p>
      <text:p text:style-name="P106">address_id TEXT NOT NULL REFERENCES tbl_address(address_id)</text:p>
      <text:p text:style-name="P107"/>
      <text:p text:style-name="P108"/>
      <text:p text:style-name="P109"/>
      <text:p text:style-name="P110">CREATE TABLE tbl_teacher (</text:p>
      <text:p text:style-name="P111"><text:tab/></text:p>
      <text:p text:style-name="P112"><text:tab/>teacher_id INTEGER NOT NULL REFERENCES tbl_person(person_id),</text:p>
      <text:p text:style-name="P113"><text:tab/>branch TEXT NOT NULL,</text:p>
      <text:p text:style-name="P114"><text:tab/>faculty_id INTEGER NOT NULL REFERENCES tbl_faculty(faculty_id)</text:p>
      <text:p text:style-name="P115">);</text:p>
      <text:p text:style-name="P116"/>
      <text:p text:style-name="P117">CREATE TABLE tbl_student(</text:p>
      <text:p text:style-name="P118"/>
      <text:p text:style-name="P119"><text:tab/>student_id INT NOT NULL<text:s/>REFERENCES tbl_person(person_id),</text:p>
      <text:p text:style-name="P120"><text:tab/>gpa REAL NOT NULL,</text:p>
      <text:p text:style-name="P121"><text:tab/>grade<text:s/>TEXT<text:s/>NOT NULL,</text:p>
      <text:p text:style-name="P122"><text:tab/>CHECK (grade<text:s/>in ('FRE','SOP','JUN','SEN',’MAS’,’DOC’)),</text:p>
      <text:p text:style-name="P123"><text:tab/></text:p>
      <text:p text:style-name="P124">);</text:p>
      <text:p text:style-name="P125"/>
      <text:p text:style-name="P126"/>
      <text:p text:style-name="P127"/>
      <text:p text:style-name="P128">CREATE TABLE tbl_member(</text:p>
      <text:p text:style-name="P129"/>
      <text:p text:style-name="P130"><text:tab/>member_id INT NOT NULL<text:s/>REFERENCES tbl_person(person_id),</text:p>
      <text:p text:style-name="P131"><text:tab/>password TEXT NOT NULL,</text:p>
      <text:p text:style-name="P132"><text:tab/>CHECK<text:s/>(char_length(password)&gt;=8)</text:p>
      <text:p text:style-name="P133"/>
      <text:p text:style-name="P134">);</text:p>
      <text:p text:style-name="P135"/>
      <text:p text:style-name="P136">CREATE TABLE tbl_teaches(</text:p>
      <text:p text:style-name="P137"/>
      <text:p text:style-name="P138"><text:tab/>teacher_id INT NOT NULL REFERENCES tbl_person(person_id),</text:p>
      <text:p text:style-name="P139"><text:tab/>course_id INT NOT NULL REFERENCES tbl_course(course_id),</text:p>
      <text:p text:style-name="P140"><text:tab/>semester TEXT NOT NULL,</text:p>
      <text:p text:style-name="P141"><text:tab/>schedule TEXT NOT NULL</text:p>
      <text:p text:style-name="P142">);</text:p>
      <text:p text:style-name="P143"/>
      <text:p text:style-name="P144">CREATE TABLE tbl_messages(</text:p>
      <text:p text:style-name="P145"><text:tab/>from_id INT NOT NULL REFERENCES tbl_person(person_id),</text:p>
      <text:p text:style-name="P146"><text:tab/>to_id INT NOT NULL REFERENCES tbl_person(person_id),</text:p>
      <text:p text:style-name="P147"><text:tab/>date DATE NOT NULL,</text:p>
      <text:p text:style-name="P148"><text:tab/>title TEXT,</text:p>
      <text:p text:style-name="P149"><text:tab/>context TEXT NOT NULL</text:p>
      <text:p text:style-name="P150"><text:tab/>CHECK(person_id IN (SELECT person_id FROM tbl_person WHERE type=’STU’ OR type=’LEC’))</text:p>
      <text:p text:style-name="P151">);</text:p>
      <text:p text:style-name="P152"/>
      <text:p text:style-name="P153">CREATE TABLE tbl_references(</text:p>
      <text:p text:style-name="P154"><text:tab/>teacher_id INT NOT NULL REFERENCES tbl_person(person_id),</text:p>
      <text:p text:style-name="P155">member_id INT NOT NULL REFERENCES tbl_person(person_id),</text:p>
      <text:p text:style-name="P156">date DATE NOT <text:s/>NULL,</text:p>
      <text:p text:style-name="P157">context TEXT NOT NULL<text:tab/></text:p>
      <text:p text:style-name="P158">CHECK(teacher_id IN (SELECT person_id FROM tbl_person WHERE type=’LEC’))</text:p>
      <text:p text:style-name="P159"/>
      <text:p text:style-name="P160">);</text:p>
      <text:p text:style-name="P161">CREATE TABLE tbl_workson(</text:p>
      <text:p text:style-name="P162"><text:tab/></text:p>
      <text:p text:style-name="P163">teacher_id INT NOT NULL REFERENCES tbl_person(person_id),</text:p>
      <text:p text:style-name="P164">project_id INT NOT NULL REFERENCES tbl_project(project_id),</text:p>
      <text:p text:style-name="P165">grade INTEGER NOT NULL,</text:p>
      <text:p text:style-name="P166">CHECK(teacher_id IN (SELECT person_id FROM tbl_person WHERE type=’LEC’))</text:p>
      <text:p text:style-name="P167"/>
      <text:p text:style-name="P168">);</text:p>
      <text:p text:style-name="P169">CREATE TABLE tbl_enrolls(</text:p>
      <text:p text:style-name="P170">student_id INT NOT NULL REFERENCES tbl_person(person_id),</text:p>
      <text:p text:style-name="P171">course_id INT NOT NULL REFERENCES tbl_course(course_id),</text:p>
      <text:p text:style-name="P172">semester TEXT NOT NULL,</text:p>
      <text:p text:style-name="P173">grade INTEGER NOT NULL,</text:p>
      <text:p text:style-name="P174">CHECK(student_id IN (SELECT person_id FROM tbl_person WHERE type=’STU’))</text:p>
      <text:p text:style-name="P175">);</text:p>
      <text:p text:style-name="P176">CREATE TABLE tbl_recommends(</text:p>
      <text:p text:style-name="P177">member_id INT NOT NULL REFERENCES tbl_person(person_id),</text:p>
      <text:p text:style-name="P178">member_rcmmnd_id INT NOT NULL REFERENCES tbl_person(person_id),</text:p>
      <text:p text:style-name="P179">date DATE NOT <text:s/>NULL,</text:p>
      <text:p text:style-name="P180">context TEXT NOT NULL,</text:p>
      <text:p text:style-name="P181">CHECK(member_id IN (SELECT person_id FROM tbl_person WHERE type=’MEM’)),</text:p>
      <text:p text:style-name="P182">CHECK(member_rcmmnd_id IN (SELECT person_id FROM tbl_person WHERE type=’MEM’))</text:p>
      <text:p text:style-name="P183">);</text:p>
      <text:p text:style-name="P184">CREATE TABLE tbl_follows(</text:p>
      <text:p text:style-name="P185">member_id INT NOT NULL REFERENCES tbl_person(person_id),</text:p>
      <text:p text:style-name="P186">org_id INT NOT NULL REFERENCES tbl_organization(org_id),</text:p>
      <text:p text:style-name="P187">start_date DATE NOT NULL,</text:p>
      <text:p text:style-name="P188">end_date DATE,</text:p>
      <text:p text:style-name="P189">CHECK(member_id IN (SELECT person_id FROM tbl_person WHERE type=’MEM’)),</text:p>
      <text:p text:style-name="P190">CHECK(cmp_id IN (SELECT org_id FROM tbl_organization WHERE type=”CMP”))</text:p>
      <text:p text:style-name="P191"/>
      <text:p text:style-name="P192"/>
      <text:p text:style-name="P193"/>
      <text:p text:style-name="P194">);</text:p>
      <text:p text:style-name="P195"/>
      <text:p text:style-name="P196">CREATE TABLE tbl_worksfor (</text:p>
      <text:p text:style-name="P197">member_id INT NOT NULL REFERENCES tbl_person(person_id),</text:p>
      <text:p text:style-name="P198">org_id INT NOT NULL REFERENCES tbl_organization(org_id),</text:p>
      <text:p text:style-name="P199"/>
      <text:p text:style-name="P200">start_date DATE NOT NULL,</text:p>
      <text:p text:style-name="P201">end_date DATE,</text:p>
      <text:p text:style-name="P202"/>
      <text:p text:style-name="P203">CHECK(member_id IN (SELECT person_id FROM tbl_person WHERE type=’MEM’)),</text:p>
      <text:p text:style-name="P204">CHECK(cmp_id IN (SELECT org_id FROM tbl_organization WHERE type=”CMP”))</text:p>
      <text:p text:style-name="P205"/>
      <text:p text:style-name="P206"/>
      <text:p text:style-name="P207">);</text:p>
      <text:p text:style-name="P208"/>
      <text:p text:style-name="P209">CREATE TABLE tbl_applies(</text:p>
      <text:p text:style-name="P210">org_id INT NOT NULL REFERENCES tbl_organization(org_id),</text:p>
      <text:p text:style-name="P211"/>
      <text:p text:style-name="P212">date DATE NOT NULL,</text:p>
      <text:p text:style-name="P213">status TEXT,</text:p>
      <text:p text:style-name="P214">CHECK(status IN (‘ACCEPTED’,’DENIED’,’ONHOLD’),</text:p>
      <text:p text:style-name="P215">CHECK(member_id IN (SELECT person_id FROM tbl_person WHERE type=’MEM’)),</text:p>
      <text:p text:style-name="P216">CHECK(cmp_id IN (SELECT org_id FROM tbl_organization WHERE type=”CMP”))</text:p>
      <text:p text:style-name="P217"/>
      <text:p text:style-name="P218">);</text:p>
      <text:p text:style-name="P219"/>
      <text:p text:style-name="P220">CREATE TABLE tbl_joinsin (</text:p>
      <text:p text:style-name="P221"/>
      <text:p text:style-name="P222">member_id INT NOT NULL REFERENCES tbl_person(person_id),</text:p>
      <text:p text:style-name="P223">group_id INT NOT NULL REFERENCES tbl_grop(group_id),</text:p>
      <text:p text:style-name="P224">start_date DATE NOT NULL,</text:p>
      <text:p text:style-name="P225">end_date DATE,</text:p>
      <text:p text:style-name="P226"/>
      <text:p text:style-name="P227">);</text:p>
      <text:p text:style-name="P228"/>
      <text:p text:style-name="P229"/>
      <text:p text:style-name="P230"/>
      <text:p text:style-name="P231"/>
      <text:p text:style-name="P232">CREATE TABLE tbl_connectswith(</text:p>
      <text:p text:style-name="P233">member_id INT NOT NULL REFERENCES tbl_person(person_id),</text:p>
      <text:p text:style-name="P234">member_cnnct_id INT NOT NULL REFERENCES tbl_person(person_id),</text:p>
      <text:p text:style-name="P235">start_date DATE NOT NULL,</text:p>
      <text:p text:style-name="P236">end_date DATE,</text:p>
      <text:p text:style-name="P237">CHECK(member_id IN (SELECT person_id FROM tbl_person WHERE type=’MEM’)),</text:p>
      <text:p text:style-name="P238">CHECK(member_rcmmnd_id IN (SELECT person_id FROM tbl_person WHERE type=’MEM’))</text:p>
      <text:p text:style-name="P239">);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Standard"><text:span text:style-name="T24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niz Yürekdeler</dc:creator>
    <meta:creation-date>2017-10-20T23:40:00Z</meta:creation-date>
    <dc:date>2019-12-27T15:01:00Z</dc:date>
    <meta:template xlink:href="Normal" xlink:type="simple"/>
    <meta:editing-cycles>10</meta:editing-cycles>
    <meta:editing-duration>PT23340S</meta:editing-duration>
    <meta:document-statistic meta:page-count="1" meta:paragraph-count="12" meta:word-count="923" meta:character-count="6174" meta:row-count="43" meta:non-whitespace-character-count="5263"/>
  </office:meta>
</office:document-meta>
</file>